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3b759" officeooo:paragraph-rsid="0003b759"/>
    </style:style>
    <style:style style:name="P2" style:family="paragraph" style:parent-style-name="Standard">
      <style:text-properties style:font-name="Times New Roman" officeooo:rsid="0003b759" officeooo:paragraph-rsid="000d8fc1"/>
    </style:style>
    <style:style style:name="P3" style:family="paragraph" style:parent-style-name="Standard">
      <style:text-properties style:font-name="Times New Roman" officeooo:rsid="0024dd6e" officeooo:paragraph-rsid="000d8fc1"/>
    </style:style>
    <style:style style:name="P4" style:family="paragraph" style:parent-style-name="Standard">
      <style:text-properties style:font-name="Times New Roman" officeooo:rsid="0024dd6e" officeooo:paragraph-rsid="0026a7f1"/>
    </style:style>
    <style:style style:name="P5" style:family="paragraph" style:parent-style-name="Standard">
      <style:text-properties style:font-name="Times New Roman" officeooo:rsid="0026a7f1" officeooo:paragraph-rsid="0026a7f1"/>
    </style:style>
    <style:style style:name="P6" style:family="paragraph" style:parent-style-name="Standard">
      <style:text-properties style:font-name="Times New Roman" officeooo:rsid="0027f886" officeooo:paragraph-rsid="0027f886"/>
    </style:style>
    <style:style style:name="P7" style:family="paragraph" style:parent-style-name="Standard">
      <style:text-properties style:font-name="Times New Roman" officeooo:rsid="0027f886" officeooo:paragraph-rsid="0029b77d"/>
    </style:style>
    <style:style style:name="P8" style:family="paragraph" style:parent-style-name="Standard">
      <style:text-properties style:font-name="Times New Roman" officeooo:rsid="002b112a" officeooo:paragraph-rsid="002b112a"/>
    </style:style>
    <style:style style:name="P9" style:family="paragraph" style:parent-style-name="Standard">
      <style:text-properties style:font-name="Times New Roman" officeooo:rsid="002b112a" officeooo:paragraph-rsid="002d137f"/>
    </style:style>
    <style:style style:name="P10" style:family="paragraph" style:parent-style-name="Standard">
      <style:text-properties style:font-name="Times New Roman" officeooo:rsid="002b112a" officeooo:paragraph-rsid="002ebf11"/>
    </style:style>
    <style:style style:name="P11" style:family="paragraph" style:parent-style-name="Standard">
      <style:text-properties style:font-name="Times New Roman" officeooo:rsid="002b112a" officeooo:paragraph-rsid="00380de8"/>
    </style:style>
    <style:style style:name="P12" style:family="paragraph" style:parent-style-name="Standard">
      <style:text-properties style:font-name="Times New Roman" officeooo:rsid="001872e1" officeooo:paragraph-rsid="001872e1"/>
    </style:style>
    <style:style style:name="P13" style:family="paragraph" style:parent-style-name="Standard">
      <style:text-properties style:font-name="Times New Roman" officeooo:rsid="0019e023" officeooo:paragraph-rsid="0024dd6e"/>
    </style:style>
    <style:style style:name="P14" style:family="paragraph" style:parent-style-name="Standard">
      <style:text-properties style:font-name="Times New Roman" officeooo:rsid="0019e023" officeooo:paragraph-rsid="0019e023"/>
    </style:style>
    <style:style style:name="P15" style:family="paragraph" style:parent-style-name="Standard">
      <style:text-properties style:font-name="Times New Roman" officeooo:rsid="0019e023" officeooo:paragraph-rsid="00219dc0"/>
    </style:style>
    <style:style style:name="P16" style:family="paragraph" style:parent-style-name="Standard">
      <style:text-properties style:font-name="Times New Roman" officeooo:rsid="00331362" officeooo:paragraph-rsid="00331362"/>
    </style:style>
    <style:style style:name="P17" style:family="paragraph" style:parent-style-name="Standard">
      <style:text-properties style:font-name="Times New Roman" officeooo:rsid="00219dc0" officeooo:paragraph-rsid="0019e023"/>
    </style:style>
    <style:style style:name="P18" style:family="paragraph" style:parent-style-name="Standard">
      <style:text-properties style:font-name="Times New Roman" officeooo:rsid="00219dc0" officeooo:paragraph-rsid="00219dc0"/>
    </style:style>
    <style:style style:name="P19" style:family="paragraph" style:parent-style-name="Standard">
      <style:text-properties style:font-name="Times New Roman" officeooo:rsid="000c888c" officeooo:paragraph-rsid="000c888c"/>
    </style:style>
    <style:style style:name="P20" style:family="paragraph" style:parent-style-name="Standard">
      <style:text-properties style:font-name="Times New Roman" officeooo:rsid="00046210" officeooo:paragraph-rsid="00046210"/>
    </style:style>
    <style:style style:name="P21" style:family="paragraph" style:parent-style-name="Standard">
      <style:text-properties style:font-name="Times New Roman" officeooo:rsid="00046210" officeooo:paragraph-rsid="000604ec"/>
    </style:style>
    <style:style style:name="P22" style:family="paragraph" style:parent-style-name="Standard">
      <style:text-properties style:font-name="Times New Roman" officeooo:rsid="000604ec" officeooo:paragraph-rsid="000604ec"/>
    </style:style>
    <style:style style:name="P23" style:family="paragraph" style:parent-style-name="Standard">
      <style:text-properties style:font-name="Times New Roman" officeooo:rsid="00068bc7" officeooo:paragraph-rsid="00068bc7"/>
    </style:style>
    <style:style style:name="P24" style:family="paragraph" style:parent-style-name="Standard">
      <style:text-properties style:font-name="Times New Roman" officeooo:rsid="000906e8" officeooo:paragraph-rsid="000906e8"/>
    </style:style>
    <style:style style:name="P25" style:family="paragraph" style:parent-style-name="Standard">
      <style:text-properties style:font-name="Times New Roman" officeooo:rsid="0009fd81" officeooo:paragraph-rsid="0009fd81"/>
    </style:style>
    <style:style style:name="P26" style:family="paragraph" style:parent-style-name="Standard">
      <style:text-properties style:font-name="Times New Roman" officeooo:rsid="000b6cc2" officeooo:paragraph-rsid="000b6cc2"/>
    </style:style>
    <style:style style:name="P27" style:family="paragraph" style:parent-style-name="Standard">
      <style:text-properties style:font-name="Times New Roman" officeooo:rsid="000d8fc1" officeooo:paragraph-rsid="000d8fc1"/>
    </style:style>
    <style:style style:name="P28" style:family="paragraph" style:parent-style-name="Standard">
      <style:text-properties style:font-name="Times New Roman" officeooo:rsid="000fd2d4" officeooo:paragraph-rsid="000fd2d4"/>
    </style:style>
    <style:style style:name="P29" style:family="paragraph" style:parent-style-name="Standard">
      <style:text-properties style:font-name="Times New Roman" officeooo:rsid="00117513" officeooo:paragraph-rsid="00117513"/>
    </style:style>
    <style:style style:name="P30" style:family="paragraph" style:parent-style-name="Standard">
      <style:text-properties style:font-name="Times New Roman" officeooo:rsid="00135b4a" officeooo:paragraph-rsid="00135b4a"/>
    </style:style>
    <style:style style:name="P31" style:family="paragraph" style:parent-style-name="Standard">
      <style:text-properties style:font-name="Times New Roman" officeooo:rsid="0039d901" officeooo:paragraph-rsid="0039d901"/>
    </style:style>
    <style:style style:name="P32" style:family="paragraph" style:parent-style-name="Standard">
      <style:text-properties style:font-name="Times New Roman" officeooo:rsid="003ba5e2" officeooo:paragraph-rsid="003ba5e2"/>
    </style:style>
    <style:style style:name="P33" style:family="paragraph" style:parent-style-name="Standard">
      <style:text-properties style:font-name="Times New Roman" officeooo:rsid="003d7b34" officeooo:paragraph-rsid="003d7b34"/>
    </style:style>
    <style:style style:name="P34" style:family="paragraph" style:parent-style-name="Standard">
      <style:text-properties style:font-name="Times New Roman" officeooo:rsid="0044d531" officeooo:paragraph-rsid="0044d531"/>
    </style:style>
    <style:style style:name="P35" style:family="paragraph" style:parent-style-name="Standard">
      <style:text-properties style:font-name="Times New Roman" officeooo:rsid="00493b36" officeooo:paragraph-rsid="00493b36"/>
    </style:style>
    <style:style style:name="T1" style:family="text">
      <style:text-properties officeooo:rsid="000604ec"/>
    </style:style>
    <style:style style:name="T2" style:family="text">
      <style:text-properties officeooo:rsid="00068bc7"/>
    </style:style>
    <style:style style:name="T3" style:family="text">
      <style:text-properties officeooo:rsid="0007c9be"/>
    </style:style>
    <style:style style:name="T4" style:family="text">
      <style:text-properties officeooo:rsid="000b6cc2"/>
    </style:style>
    <style:style style:name="T5" style:family="text">
      <style:text-properties officeooo:rsid="000fd2d4"/>
    </style:style>
    <style:style style:name="T6" style:family="text">
      <style:text-properties officeooo:rsid="00117513"/>
    </style:style>
    <style:style style:name="T7" style:family="text">
      <style:text-properties officeooo:rsid="00133690"/>
    </style:style>
    <style:style style:name="T8" style:family="text">
      <style:text-properties officeooo:rsid="00146952"/>
    </style:style>
    <style:style style:name="T9" style:family="text">
      <style:text-properties officeooo:rsid="00151762"/>
    </style:style>
    <style:style style:name="T10" style:family="text">
      <style:text-properties officeooo:rsid="0016cc02"/>
    </style:style>
    <style:style style:name="T11" style:family="text">
      <style:text-properties officeooo:rsid="001abe42"/>
    </style:style>
    <style:style style:name="T12" style:family="text">
      <style:text-properties officeooo:rsid="0024dd6e"/>
    </style:style>
    <style:style style:name="T13" style:family="text">
      <style:text-properties officeooo:rsid="0026a7f1"/>
    </style:style>
    <style:style style:name="T14" style:family="text">
      <style:text-properties officeooo:rsid="00296abf"/>
    </style:style>
    <style:style style:name="T15" style:family="text">
      <style:text-properties officeooo:rsid="002b1142"/>
    </style:style>
    <style:style style:name="T16" style:family="text">
      <style:text-properties officeooo:rsid="002d137f"/>
    </style:style>
    <style:style style:name="T17" style:family="text">
      <style:text-properties officeooo:rsid="002ebf11"/>
    </style:style>
    <style:style style:name="T18" style:family="text">
      <style:text-properties officeooo:rsid="003f1f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diovisuelle Umsetzung</text:p>
      <text:p text:style-name="P1"/>
      <text:p text:style-name="P3">Charakterdesign</text:p>
      <text:p text:style-name="P4">Historischer Kontext und Inspiration</text:p>
      <text:p text:style-name="P4"/>
      <text:p text:style-name="P4"><text:span text:style-name="T13">Bei der Entwicklung des Charakterdesign gab es verschiedene Aspekte zu beachten, so soll zum einen das Design, die Charakteristika und Unterschiede der einzelnen Charaktere hervorheben und widerspiegeln. Zum anderen wird durch das Design auch eine klare Visuelle Abgrenzung zwischen den verschiedenen Charakteren geschaffen. Auch gab es einen Anspruch, die Kleidung der Charaktere in einem historisch, authentischem Stil zu erschaffen.</text:span></text:p>
      <text:p text:style-name="P4"/>
      <text:p text:style-name="P4"/>
      <text:p text:style-name="P5">Der Spieler</text:p>
      <text:p text:style-name="P5"/>
      <text:p text:style-name="P6">Die Spielfigur wurde als Person im mittleren Alter kreiert. Sie trägt einen kurzen Uniformrock des 18ten. Jahrhunderts in roter Farbe. Diese „Rotröcke“, sind ein bekanntes Symbol der britischen Armee, weshalb im Verlaufe der Geschichte, auch bis heute noch Angehörige der britischen Armee als eben solche bezeichnet werden. Der kurze Rotrock, verdeutlicht zum einen die Zugehörigkeit der Spielfigur, zur britischen Armee, er ist kein offizielles Mitglied der East-India-Company und ist somit moralisch unabhängiger, als deren Mitglieder, zum anderen Symbolisiert sie den Status der spielerischen Figur, als „einfacher Schreiber“.</text:p>
      <text:p text:style-name="P6"/>
      <text:p text:style-name="P6">Der Kommandant</text:p>
      <text:p text:style-name="P6"/>
      <text:p text:style-name="P7">Der Kommandant der Mission, wurde trotz seines hohen Ranges als mittelalter Mann konzipiert. Dies soll zum einen den Ehrgeiz symbolisier<text:span text:style-name="T14">en mit dem er sich eine solche Position erarbeitet hat, zum anderen symbolisiert es auch seine Unerfahrenheit und seine Amoralität. Er trägt einen aufwendigen blauen Uniformrock und eine weiße Perücke, zwei Kleidungstücke die ihm ein fast Aristokratisches Aussehen geben. Zum einen Distanziert er sich mit dieser Kleidung, von seinen mitreisenden Personen, er ist ihre Führungsperson und sie sind seine Untergebenen, zum anderen ist er auch die Person die durch ihr „zivilisiertes Auftreten“ am meisten im Kontrast zur „Wildnis“ des Dschungels steht.</text:span></text:p>
      <text:p text:style-name="P7"/>
      <text:p text:style-name="P8">Der Skipper</text:p>
      <text:p text:style-name="P8"/>
      <text:p text:style-name="P9">Der Skipper ist sowohl der erfahrenste als auch <text:span text:style-name="T15">der ä</text:span>lteste Charakter, <text:s/>an Bord der Mission. <text:span text:style-name="T15">Sein langer Bart symbolisiert Weisheit und Erfahrung. Er trägt einen dunkel-violetten Uniformrock. Zwar wurde die Kleidungswahl des Skippers, durch die historische Uniform der Marinesoldaten der East-India-Company beeinflusst, deren Marinepersonal trug auch violette Uniformröcke trug.</text:span></text:p>
      <text:p text:style-name="P9"/>
      <text:p text:style-name="P9"><text:span text:style-name="T16">Der Sepoy</text:span></text:p>
      <text:p text:style-name="P9"/>
      <text:p text:style-name="P10"><text:span text:style-name="T16">Der Sepoy ist wie der Spielerdcharakter, auch Mitglied der britischen Armee und trägt somit einen roten Uniformrock, jedoch unterscheidensich beide Charaktere erhablich, da der Sepoy einen für seine Kultur üblichen blauen Turban und kurze gemusterte blaue Hosen trägt. Diese Art der Uniform, mit kurzen Hosen war unter den indischen Hilfstruppen, im britischen Empire weit verbreitet. </text:span></text:p>
      <text:p text:style-name="P10"/>
      <text:p text:style-name="P10"/>
      <text:p text:style-name="P10"><text:span text:style-name="T17">Der Ranger</text:span></text:p>
      <text:p text:style-name="P11"><text:span text:style-name="T17"><text:line-break/>Der Ranger Trägt einen grünen, zerschlißenen Uniformrock. Die Kleidung des Rangers entspricht, </text:span><text:soft-page-break/><text:span text:style-name="T17">der Uniform der sogenanten Rogers Rangers, einer britisch-amerikanischen Jägereinheit, die im späten 17ten Jahrhundert gegründet wurde. Die Kleidung des Rangers kennzeichnet ihn als Außenseiter, während sämtliche Andere Chraktere die Kleidung tragen, die ihrer Position unterstreicht, trägt der Ranger als Offizier immer noch die selbe Kleidung, die er als einfacher Solat trug. Dieses //querulantentum unterstreicht seine millitärische Erfahrung und moralische und emotionale Distanziertheit von den Konfentionen der Zeit.</text:span></text:p>
      <text:p text:style-name="P11"/>
      <text:p text:style-name="P11"><text:span text:style-name="T17"><text:line-break/></text:span></text:p>
      <text:p text:style-name="P2"/>
      <text:p text:style-name="P2"/>
      <text:p text:style-name="P2"/>
      <text:p text:style-name="P12">Dampfschiff-Design</text:p>
      <text:p text:style-name="P12"/>
      <text:p text:style-name="P13">Historischer-Kontext <text:span text:style-name="T12">und Inspiration</text:span></text:p>
      <text:p text:style-name="P13"><text:line-break/>In Bezug auf den geschichtlichen Kontext, gibt es mit der Existenz des Dampfschiffes eine <text:s text:c="2"/>historische Inkorrektheit, da die Geschichte der Spieledemo im Jahr 1773 spielt, die ersten <text:s/>Dampfschiffe, aber erst gegen 1790 aufkamen.</text:p>
      <text:p text:style-name="P13">Denoch orientiert sich das <text:span text:style-name="T11">Design des Dampfschiffes stark an einem der ersten gebauten Dampfschiffen der //Dunvas?//. Das Schiff besteht <text:s/>aus einem einfachen Oberdeck und Schaufelrad, der Maschinenraum befinden sich unter Deck. Wärend der Entwicklung wurde in Betracht gezogen, eine Kabine, oder ein Unterdeck hinzuzufügen. Dies wurde auch grafisch ausgearbeitet, jedoch wieder verworfen, da ein Wechsel der Szenerie, den Spielfluss zu sehr stören würde.</text:span></text:p>
      <text:p text:style-name="P13"/>
      <text:p text:style-name="P13"/>
      <text:p text:style-name="P16">Die Idigene Bevölkerung</text:p>
      <text:p text:style-name="P17"/>
      <text:p text:style-name="P31">Das Design der Indigenen Bevölkerung, die in der Spieledemo auftritt, wurde von den Stämmen der Naga inspiriert, die im indischen Bundestaat Nagaland leben.</text:p>
      <text:p text:style-name="P32">Wie auch die Indigene Bevölkerung in der Spieledemo, so lebten auch die Stämme der Naga lange Zeit isoliert von anderen Kulturen und Nagaland, war eine der letzten Regionen, die das britische Empire besezte.</text:p>
      <text:p text:style-name="P32"/>
      <text:p text:style-name="P33">Die auftretenden Indigenen-Einwohner tragen zum Teil traditionelle Kleidung, wie Tücher und Lednenschürze <text:span text:style-name="T18">und</text:span> sind <text:span text:style-name="T18">mit typischen Waffen Indigener Stämme wie Speere, Äxte, Schilde oder Bögen bewaffnet, zum anderen Teil sind sie mit britischen Uniformröcken, oder Musketen bewaffnet, die sie vermutlich den besiegten Soldaten, der britischen Armee abgenohmen haben.</text:span></text:p>
      <text:p text:style-name="P33"/>
      <text:p text:style-name="P33"/>
      <text:p text:style-name="P34">Setting Design</text:p>
      <text:p text:style-name="P34"/>
      <text:p text:style-name="P35">Die gesamte Spieldemo findet in einem Dschungelgebiet statt, da auch die Handlung der Literarischen Vorlage „Herz der Finsternis“ zum größten Teil in einem Dschungel spielt. Als Inspiration wurden diverse Bilder verschiedener Dschungel in Bangladesh und Ost-Indischen-Bundestaaten wie // bundestaaten einfügen//, gewählt, da in diesem Gebiet, die Geschichte theoretisch gesehen stattfinden könnte.</text:p>
      <text:p text:style-name="P35"/>
      <text:p text:style-name="P14"/>
      <text:p text:style-name="P12"/>
      <text:p text:style-name="P12"/>
      <text:p text:style-name="P2"/>
      <text:p text:style-name="P1"><text:soft-page-break/></text:p>
      <text:p text:style-name="P1"/>
      <text:p text:style-name="P19">Assets</text:p>
      <text:p text:style-name="P1"/>
      <text:p text:style-name="P1">Layers</text:p>
      <text:p text:style-name="P1"/>
      <text:p text:style-name="P1">Die sämtliche grafisch erstellten Layer werden in die drei Kategorien Hintergrundlayer, VordergrundLayer und Event-Layer eingeteilt. </text:p>
      <text:p text:style-name="P1"/>
      <text:p text:style-name="P1">Hintergrundlayer<text:line-break/>Diese Layer stellen grafisch den Hintergrund des Spiels dar. dargestellt werden:</text:p>
      <text:p text:style-name="P1"/>
      <text:p text:style-name="P1">- Der Dschungel im Hintergrund</text:p>
      <text:p text:style-name="P1">- Die berge im Hintergund</text:p>
      <text:p text:style-name="P1">- Wolken im Hintergrund</text:p>
      <text:p text:style-name="P20">- Vögel im Hintergrund</text:p>
      <text:p text:style-name="P20"/>
      <text:p text:style-name="P20">Allen Hintergrund-Layern gemeinsam ist eine gröbere Pixilierung, ein simples Farbbild, so wie eine <text:s/>geringes Detailreichtum. Diese gestalterischen Entscheidungen wurden getroffen, da die Hintergrund-Layer eine passive Rolle einnehmen und einem dekorativen Zweck dienen. Sie sollen zur Tiefenwirkung und Atmosphäre beitragen, sind jedoch für die geschichtliche und spielerische Entwicklung irrelevant.</text:p>
      <text:p text:style-name="P20"/>
      <text:p text:style-name="P20">Fordergrund-Layer:</text:p>
      <text:p text:style-name="P20"/>
      <text:p text:style-name="P21">Ein Großteil der Vordergrund-Layer könnte aus gestalterischer Sichtweise auch als „Hintergund“ bezeichnet werden, da sie sich hinter dem Spieler und anderen Akteuren befinden. Da diese Layer jedoch aktiv zur Entwicklung der Spieleszene beitragen ist diese Sichtweise durchaus diskutabel. Eine Vielzahl der im Spiel vorhandenen Ergeignisse findet innerhalb dieser Layer statt und die Vordergrundlayer ändern sich, im Gegensatz zu den eher passiven/statischen Hintergund-Layern durch Ereignisse auch visuell. Die Aufmerksamkeit des Spielers <text:span text:style-name="T1">soll bewußt auf diese</text:span> Layer, <text:span text:style-name="T1">gelenkt werden. Dies geschieht durch ein hohes Detailreichtum und ein chaotisches und „unübersichtliches“ Design. </text:span></text:p>
      <text:p text:style-name="P21"/>
      <text:p text:style-name="P21"><text:s/><text:span text:style-name="T1">Dargestellt wird der Dschungel in unmittelbarer Nähe zum Fluss. Im Verlauf der Spieledemo, ändern sich die Vordergrund-Layer, sie nehmen visuell immer mehr Platz in der Szene ein. Durch diese vermehrte Platzeinahme tragen sie aktiv zur atmosphärischen Entwicklung bei, der Dschungel nihmt nicht nur im übertragenden Sinne, sondern auch visuell immer mehr Platz ein. Dadurch soll ein klaustrophobisches Gefühl vermittelt werden, der Dschungel ergo. Die Bedrohung kommt dem Spieler immer Näher.</text:span></text:p>
      <text:p text:style-name="P22">Um dieses Gefühl zu verstärken, erhöhen sich im Verlaufe des Levels, die Anzahl der Paralax-skrollenden Layer, der Dschungel kommt nicht nur näher, der Spieler kanna cuh visuell tiefer in ihn hineinsehen und erhöt somit die Aufmerksamkeit auf diesen Bildbereich. Die Vordergrund-Dschungel-Layer bestehen aus.</text:p>
      <text:p text:style-name="P22"/>
      <text:p text:style-name="P22">- Dem fernen Dschungel, mit einem skrollendem layer</text:p>
      <text:p text:style-name="P1"/>
      <text:p text:style-name="P22">-<text:span text:style-name="T2">Dem mittel-nahen Dschungel mit zwei paralax skrollenden Layern</text:span></text:p>
      <text:p text:style-name="P22"/>
      <text:p text:style-name="P23">- Dem sehr nahen Dchungel mit drei paralax skrollenden Layern.</text:p>
      <text:p text:style-name="P23"><text:soft-page-break/>In die Vordergrund-Layer Gruppe können auch die Fluss-Layer eingeordnet werden, da diese sich visuell vor den Hintergrund-Layern befinden, <text:span text:style-name="T3">jedoch während des gesamten Levels keine Aktive Rolle einnehmen.</text:span></text:p>
      <text:p text:style-name="P23"/>
      <text:p text:style-name="P23"/>
      <text:p text:style-name="P23"/>
      <text:p text:style-name="P24">Event-Layers </text:p>
      <text:p text:style-name="P24"/>
      <text:p text:style-name="P25">Diese Layer werden nur aktiv durch Ereignisse aktiviert und eingesetzt und sind sonst audiovisuell nicht wahrnehmbar. Ein Teil dieser Layer bindet sich subtil in die beiden anderen Layergruppen ein, so ist das „Feuer“-Layer ein weiterer Berg, der im Hintergrund-Layerbereich eingesetzt <text:span text:style-name="T4">wird, während beispielsweise das „Lager-Layer“ in den Vordergrund-Layerbereich eingebunden ist. Diese natürliche Einbindung sorgt dafür, das die Ereignisse natürlich und glaubhaft vermittelt werden, sie sollen nicht zu stark aus dem passiven Hintergrund herauszustechen, der Spieler muss sie erst „endecken“.</text:span></text:p>
      <text:p text:style-name="P26">Zu den Event Layern zählen…</text:p>
      <text:p text:style-name="P26"/>
      <text:p text:style-name="P26">//einfügen</text:p>
      <text:p text:style-name="P26"/>
      <text:p text:style-name="P26"><text:s/></text:p>
      <text:p text:style-name="P1"/>
      <text:p text:style-name="P27">Animation<text:span text:style-name="T5">en &amp; Partikeleffekte</text:span></text:p>
      <text:p text:style-name="P27"/>
      <text:p text:style-name="P28">Als „Animation“ werden in diesem Kontext sog. „Keyframe-Animationen“ bezeichnet, die aus einer Abfolge Bilder bestehen. Diese graphischen Arbeiten, wurden zunächst in Adobe Photoshop erstellt und anschließend Mit dem „Unity-Animator“-Tool animiert. </text:p>
      <text:p text:style-name="P28"/>
      <text:p text:style-name="P28">In dem fertigen Werkstück verwendet, werden zum einen die „Character“-Animationen, welche die Bewegung des Spielers und der anderen Akteure darstellen, sowie Sog. „Event“-Animations, <text:span text:style-name="T6">Animationen die Ereignisse darstellen.</text:span></text:p>
      <text:p text:style-name="P28"/>
      <text:p text:style-name="P29">Character-Animations</text:p>
      <text:p text:style-name="P29"/>
      <text:p text:style-name="P29">Player-Animation</text:p>
      <text:p text:style-name="P29">Da sich die Spielfigur auf dem gesamten Boot bewegen lässt, wurden für diese Spielfigur mehrere Keyframe Animationen für das Gehen in verschiedene Richtungen erstellt.</text:p>
      <text:p text:style-name="P29"/>
      <text:p text:style-name="P29">//<text:span text:style-name="T7">einfügen</text:span></text:p>
      <text:p text:style-name="P29"/>
      <text:p text:style-name="P29">NPS-Animations</text:p>
      <text:p text:style-name="P29">Die NPCs befinden sich während des gesamten Levels über an festen Positionen, für sie wurden keine Bewegungsanimationen benötigt. Um die NPC, lebhafter darzustellen, wurden sog. „Idle“-Animationen erstellt, Animationen die sie beim Ausüben einer Tätigkeit zeigen.</text:p>
      <text:p text:style-name="P29"/>
      <text:p text:style-name="P29">//<text:span text:style-name="T7">einfügen</text:span></text:p>
      <text:p text:style-name="P29"/>
      <text:p text:style-name="P30">Partikel<text:span text:style-name="T8">-E</text:span>ffekte</text:p>
      <text:p text:style-name="P30"/>
      <text:p text:style-name="P30">Unity bietet ein implementiertes Tool zur Erstellung von Partikel-Effekten an, dieses w<text:span text:style-name="T9">ird</text:span> genutzt um den animierten Rauch des Dampfschiffes, sowie den <text:span text:style-name="T9">a</text:span>nimierten Rauch des „Fire“-Layers <text:span text:style-name="T10">im Spiel </text:span>zu kreieren. </text:p>
      <text:p text:style-name="P29"><text:s/></text:p>
      <text:p text:style-name="P1"><text:soft-page-break/></text:p>
      <text:p text:style-name="P18">Das Dampfschiff-Design</text:p>
      <text:p text:style-name="P18"/>
      <text:p text:style-name="P15"/>
      <text:p text:style-name="P18">Das Dampfschiff besteht aus Zwei Layern die Übereinander plaziert wurde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02:51:27.019000000</meta:creation-date>
    <dc:date>2018-01-16T21:21:44.798000000</dc:date>
    <meta:editing-duration>PT3H32M29S</meta:editing-duration>
    <meta:editing-cycles>40</meta:editing-cycles>
    <meta:generator>LibreOffice/5.3.7.2$Windows_X86_64 LibreOffice_project/6b8ed514a9f8b44d37a1b96673cbbdd077e24059</meta:generator>
    <meta:document-statistic meta:table-count="0" meta:image-count="0" meta:object-count="0" meta:page-count="5" meta:paragraph-count="62" meta:word-count="1309" meta:character-count="9748" meta:non-whitespace-character-count="8479"/>
  </office:meta>
</office:document-meta>
</file>